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ff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0000ff" fo:font-size="10pt" style:font-size-asian="10pt" style:font-size-complex="10pt"/>
    </style:style>
    <style:style style:name="P6" style:family="paragraph">
      <style:text-properties fo:color="#0000ff"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color="#00ff00" fo:font-size="10pt" style:font-size-asian="10pt" style:font-size-complex="10pt"/>
    </style:style>
    <style:style style:name="P8" style:family="paragraph">
      <style:text-properties fo:color="#00ff00"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color="#ff0000" fo:font-size="10pt" style:font-size-asian="10pt" style:font-size-complex="10pt"/>
    </style:style>
    <style:style style:name="P10" style:family="paragraph">
      <style:text-properties fo:color="#ff0000" fo:font-size="10pt" style:font-size-asian="10pt" style:font-size-complex="10pt"/>
    </style:style>
    <style:style style:name="P11" style:family="paragraph">
      <style:paragraph-properties fo:margin-left="0cm" fo:margin-right="0cm" fo:text-indent="0cm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text-position="33% 58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33% 58%"/>
    </style:style>
    <style:style style:name="T6" style:family="text">
      <style:text-properties fo:color="#0000ff" fo:font-size="10pt" style:font-size-asian="10pt" style:font-size-complex="10pt"/>
    </style:style>
    <style:style style:name="T7" style:family="text">
      <style:text-properties fo:color="#00ff00" fo:font-size="10pt" style:font-size-asian="10pt" style:font-size-complex="10pt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936cm" svg:height="11.098cm" svg:x="5.737cm" svg:y="8.376cm">
          <text:p text:style-name="P2"/>
        </draw:rect>
        <draw:line draw:style-name="gr2" draw:text-style-name="P1" draw:layer="layout" svg:x1="5.745cm" svg:y1="8.955cm" svg:x2="16.673cm" svg:y2="8.955cm">
          <text:p text:style-name="P2"/>
        </draw:line>
        <draw:line draw:style-name="gr2" draw:text-style-name="P1" draw:layer="layout" svg:x1="5.77cm" svg:y1="9.97cm" svg:x2="6.138cm" svg:y2="9.97cm">
          <text:p text:style-name="P2"/>
        </draw:line>
        <draw:line draw:style-name="gr2" draw:text-style-name="P1" draw:layer="layout" svg:x1="5.77cm" svg:y1="10.97cm" svg:x2="6.138cm" svg:y2="10.97cm">
          <text:p text:style-name="P2"/>
        </draw:line>
        <draw:line draw:style-name="gr2" draw:text-style-name="P1" draw:layer="layout" svg:x1="5.77cm" svg:y1="12.002cm" svg:x2="6.138cm" svg:y2="12.002cm">
          <text:p text:style-name="P2"/>
        </draw:line>
        <draw:line draw:style-name="gr2" draw:text-style-name="P1" draw:layer="layout" svg:x1="5.77cm" svg:y1="13.034cm" svg:x2="6.138cm" svg:y2="13.034cm">
          <text:p text:style-name="P2"/>
        </draw:line>
        <draw:line draw:style-name="gr2" draw:text-style-name="P1" draw:layer="layout" svg:x1="5.77cm" svg:y1="14.038cm" svg:x2="6.138cm" svg:y2="14.038cm">
          <text:p text:style-name="P2"/>
        </draw:line>
        <draw:line draw:style-name="gr2" draw:text-style-name="P1" draw:layer="layout" svg:x1="5.77cm" svg:y1="15.07cm" svg:x2="6.138cm" svg:y2="15.07cm">
          <text:p text:style-name="P2"/>
        </draw:line>
        <draw:line draw:style-name="gr3" draw:text-style-name="P1" draw:layer="layout" svg:x1="5.77cm" svg:y1="16.102cm" svg:x2="6.138cm" svg:y2="16.102cm">
          <text:p text:style-name="P2"/>
        </draw:line>
        <draw:line draw:style-name="gr3" draw:text-style-name="P1" draw:layer="layout" svg:x1="5.77cm" svg:y1="17.102cm" svg:x2="6.138cm" svg:y2="17.102cm">
          <text:p text:style-name="P2"/>
        </draw:line>
        <draw:line draw:style-name="gr3" draw:text-style-name="P1" draw:layer="layout" svg:x1="5.77cm" svg:y1="18.154cm" svg:x2="6.138cm" svg:y2="18.154cm">
          <text:p text:style-name="P2"/>
        </draw:line>
        <draw:line draw:style-name="gr3" draw:text-style-name="P1" draw:layer="layout" svg:x1="5.77cm" svg:y1="19.17cm" svg:x2="6.138cm" svg:y2="19.17cm">
          <text:p text:style-name="P2"/>
        </draw:line>
        <draw:line draw:style-name="gr2" draw:text-style-name="P1" draw:layer="layout" svg:x1="16.318cm" svg:y1="9.954cm" svg:x2="16.686cm" svg:y2="9.954cm">
          <text:p text:style-name="P2"/>
        </draw:line>
        <draw:line draw:style-name="gr2" draw:text-style-name="P1" draw:layer="layout" svg:x1="16.318cm" svg:y1="10.954cm" svg:x2="16.686cm" svg:y2="10.954cm">
          <text:p text:style-name="P2"/>
        </draw:line>
        <draw:line draw:style-name="gr2" draw:text-style-name="P1" draw:layer="layout" svg:x1="16.318cm" svg:y1="11.986cm" svg:x2="16.686cm" svg:y2="11.986cm">
          <text:p text:style-name="P2"/>
        </draw:line>
        <draw:line draw:style-name="gr2" draw:text-style-name="P1" draw:layer="layout" svg:x1="16.318cm" svg:y1="13.018cm" svg:x2="16.686cm" svg:y2="13.018cm">
          <text:p text:style-name="P2"/>
        </draw:line>
        <draw:line draw:style-name="gr2" draw:text-style-name="P1" draw:layer="layout" svg:x1="16.318cm" svg:y1="14.034cm" svg:x2="16.686cm" svg:y2="14.034cm">
          <text:p text:style-name="P2"/>
        </draw:line>
        <draw:line draw:style-name="gr2" draw:text-style-name="P1" draw:layer="layout" svg:x1="16.318cm" svg:y1="15.034cm" svg:x2="16.686cm" svg:y2="15.034cm">
          <text:p text:style-name="P2"/>
        </draw:line>
        <draw:line draw:style-name="gr2" draw:text-style-name="P1" draw:layer="layout" svg:x1="16.318cm" svg:y1="16.086cm" svg:x2="16.686cm" svg:y2="16.086cm">
          <text:p text:style-name="P2"/>
        </draw:line>
        <draw:line draw:style-name="gr2" draw:text-style-name="P1" draw:layer="layout" svg:x1="16.318cm" svg:y1="17.086cm" svg:x2="16.686cm" svg:y2="17.086cm">
          <text:p text:style-name="P2"/>
        </draw:line>
        <draw:line draw:style-name="gr2" draw:text-style-name="P1" draw:layer="layout" svg:x1="16.318cm" svg:y1="18.122cm" svg:x2="16.686cm" svg:y2="18.122cm">
          <text:p text:style-name="P2"/>
        </draw:line>
        <draw:line draw:style-name="gr2" draw:text-style-name="P1" draw:layer="layout" svg:x1="16.318cm" svg:y1="19.138cm" svg:x2="16.686cm" svg:y2="19.138cm">
          <text:p text:style-name="P2"/>
        </draw:line>
        <draw:frame draw:style-name="gr4" draw:text-style-name="P3" draw:layer="layout" svg:width="0.921cm" svg:height="0.725cm" svg:x="6.439cm" svg:y="8.303cm">
          <draw:text-box>
            <text:p text:style-name="P2"><text:span text:style-name="T1">1</text:span><text:span text:style-name="T2">S</text:span></text:p>
          </draw:text-box>
        </draw:frame>
        <draw:frame draw:style-name="gr4" draw:text-style-name="P3" draw:layer="layout" svg:width="0.921cm" svg:height="0.725cm" svg:x="7.856cm" svg:y="8.304cm">
          <draw:text-box>
            <text:p text:style-name="P2"><text:span text:style-name="T1">1</text:span><text:span text:style-name="T3">P</text:span></text:p>
          </draw:text-box>
        </draw:frame>
        <draw:frame draw:style-name="gr4" draw:text-style-name="P3" draw:layer="layout" svg:width="0.942cm" svg:height="0.725cm" svg:x="9.073cm" svg:y="8.305cm">
          <draw:text-box>
            <text:p text:style-name="P2"><text:span text:style-name="T1">1</text:span><text:span text:style-name="T3">D</text:span></text:p>
          </draw:text-box>
        </draw:frame>
        <draw:frame draw:style-name="gr4" draw:text-style-name="P3" draw:layer="layout" svg:width="0.895cm" svg:height="0.725cm" svg:x="10.241cm" svg:y="8.306cm">
          <draw:text-box>
            <text:p text:style-name="P2"><text:span text:style-name="T1">1</text:span><text:span text:style-name="T3">F</text:span></text:p>
          </draw:text-box>
        </draw:frame>
        <draw:frame draw:style-name="gr4" draw:text-style-name="P3" draw:layer="layout" svg:width="0.921cm" svg:height="0.725cm" svg:x="11.588cm" svg:y="8.304cm">
          <draw:text-box>
            <text:p text:style-name="P2"><text:span text:style-name="T1">3</text:span><text:span text:style-name="T2">S</text:span></text:p>
          </draw:text-box>
        </draw:frame>
        <draw:frame draw:style-name="gr4" draw:text-style-name="P3" draw:layer="layout" svg:width="0.921cm" svg:height="0.725cm" svg:x="12.989cm" svg:y="8.305cm">
          <draw:text-box>
            <text:p text:style-name="P2"><text:span text:style-name="T1">3</text:span><text:span text:style-name="T3">P</text:span></text:p>
          </draw:text-box>
        </draw:frame>
        <draw:frame draw:style-name="gr4" draw:text-style-name="P3" draw:layer="layout" svg:width="0.942cm" svg:height="0.725cm" svg:x="14.19cm" svg:y="8.306cm">
          <draw:text-box>
            <text:p text:style-name="P2"><text:span text:style-name="T1">3</text:span><text:span text:style-name="T3">D</text:span></text:p>
          </draw:text-box>
        </draw:frame>
        <draw:frame draw:style-name="gr4" draw:text-style-name="P3" draw:layer="layout" svg:width="0.895cm" svg:height="0.725cm" svg:x="15.39cm" svg:y="8.307cm">
          <draw:text-box>
            <text:p text:style-name="P2"><text:span text:style-name="T1">3</text:span><text:span text:style-name="T3">F</text:span></text:p>
          </draw:text-box>
        </draw:frame>
        <draw:frame draw:style-name="gr4" draw:text-style-name="P4" draw:layer="layout" svg:width="1.768cm" svg:height="0.645cm" svg:x="4.105cm" svg:y="18.85cm">
          <draw:text-box>
            <text:p text:style-name="P2"><text:span text:style-name="T4">200,000</text:span></text:p>
          </draw:text-box>
        </draw:frame>
        <draw:frame draw:style-name="gr4" draw:text-style-name="P4" draw:layer="layout" svg:width="1.772cm" svg:height="0.645cm" svg:x="4.105cm" svg:y="17.851cm">
          <draw:text-box>
            <text:p text:style-name="P2"><text:span text:style-name="T4">180,000</text:span></text:p>
          </draw:text-box>
        </draw:frame>
        <draw:frame draw:style-name="gr4" draw:text-style-name="P4" draw:layer="layout" svg:width="1.768cm" svg:height="0.645cm" svg:x="4.105cm" svg:y="16.784cm">
          <draw:text-box>
            <text:p text:style-name="P2"><text:span text:style-name="T4">160,000</text:span></text:p>
          </draw:text-box>
        </draw:frame>
        <draw:frame draw:style-name="gr4" draw:text-style-name="P4" draw:layer="layout" svg:width="1.768cm" svg:height="0.645cm" svg:x="4.105cm" svg:y="15.785cm">
          <draw:text-box>
            <text:p text:style-name="P2"><text:span text:style-name="T4">140,000</text:span></text:p>
          </draw:text-box>
        </draw:frame>
        <draw:frame draw:style-name="gr4" draw:text-style-name="P4" draw:layer="layout" svg:width="1.768cm" svg:height="0.645cm" svg:x="4.105cm" svg:y="14.786cm">
          <draw:text-box>
            <text:p text:style-name="P2"><text:span text:style-name="T4">120,000</text:span></text:p>
          </draw:text-box>
        </draw:frame>
        <draw:frame draw:style-name="gr4" draw:text-style-name="P4" draw:layer="layout" svg:width="1.768cm" svg:height="0.645cm" svg:x="4.121cm" svg:y="13.739cm">
          <draw:text-box>
            <text:p text:style-name="P2"><text:span text:style-name="T4">100,000</text:span></text:p>
          </draw:text-box>
        </draw:frame>
        <draw:frame draw:style-name="gr4" draw:text-style-name="P4" draw:layer="layout" svg:width="1.577cm" svg:height="0.645cm" svg:x="4.329cm" svg:y="12.708cm">
          <draw:text-box>
            <text:p text:style-name="P2"><text:span text:style-name="T4">80,000</text:span></text:p>
          </draw:text-box>
        </draw:frame>
        <draw:frame draw:style-name="gr4" draw:text-style-name="P4" draw:layer="layout" svg:width="1.573cm" svg:height="0.645cm" svg:x="4.33cm" svg:y="11.673cm">
          <draw:text-box>
            <text:p text:style-name="P2"><text:span text:style-name="T4">60,000</text:span></text:p>
          </draw:text-box>
        </draw:frame>
        <draw:frame draw:style-name="gr4" draw:text-style-name="P4" draw:layer="layout" svg:width="1.573cm" svg:height="0.645cm" svg:x="4.331cm" svg:y="10.674cm">
          <draw:text-box>
            <text:p text:style-name="P2"><text:span text:style-name="T4">40,000</text:span></text:p>
          </draw:text-box>
        </draw:frame>
        <draw:frame draw:style-name="gr4" draw:text-style-name="P4" draw:layer="layout" svg:width="1.573cm" svg:height="0.645cm" svg:x="4.332cm" svg:y="9.627cm">
          <draw:text-box>
            <text:p text:style-name="P2"><text:span text:style-name="T4">20,000</text:span></text:p>
          </draw:text-box>
        </draw:frame>
        <draw:frame draw:style-name="gr4" draw:layer="layout" svg:width="4.295cm" svg:height="0.962cm" draw:transform="rotate (1.56067341713303) translate (2.909cm 16.688cm)">
          <draw:text-box>
            <text:p text:style-name="P2">Energy (cm<text:span text:style-name="T5">-1</text:span>)</text:p>
          </draw:text-box>
        </draw:frame>
        <draw:line draw:style-name="gr2" draw:text-style-name="P1" draw:layer="layout" svg:x1="11.196cm" svg:y1="8.372cm" svg:x2="11.16cm" svg:y2="19.474cm">
          <text:p text:style-name="P2"/>
        </draw:line>
        <draw:line draw:style-name="gr5" draw:text-style-name="P1" draw:layer="layout" svg:x1="6.455cm" svg:y1="10.577cm" svg:x2="7.408cm" svg:y2="10.571cm">
          <text:p text:style-name="P2"/>
        </draw:line>
        <draw:line draw:style-name="gr6" draw:text-style-name="P1" draw:layer="layout" svg:x1="6.456cm" svg:y1="9.629cm" svg:x2="7.409cm" svg:y2="9.623cm">
          <text:p text:style-name="P2"/>
        </draw:line>
        <draw:line draw:style-name="gr7" draw:text-style-name="P1" draw:layer="layout" svg:x1="6.457cm" svg:y1="9.313cm" svg:x2="7.41cm" svg:y2="9.307cm">
          <text:p text:style-name="P2"/>
        </draw:line>
        <draw:line draw:style-name="gr2" draw:text-style-name="P1" draw:layer="layout" svg:x1="6.458cm" svg:y1="9.161cm" svg:x2="7.411cm" svg:y2="9.155cm">
          <text:p text:style-name="P2"/>
        </draw:line>
        <draw:line draw:style-name="gr2" draw:text-style-name="P1" draw:layer="layout" svg:x1="7.859cm" svg:y1="9.129cm" svg:x2="8.812cm" svg:y2="9.123cm">
          <text:p text:style-name="P2"/>
        </draw:line>
        <draw:line draw:style-name="gr7" draw:text-style-name="P1" draw:layer="layout" svg:x1="7.86cm" svg:y1="9.277cm" svg:x2="8.813cm" svg:y2="9.271cm">
          <text:p text:style-name="P2"/>
        </draw:line>
        <draw:line draw:style-name="gr6" draw:text-style-name="P1" draw:layer="layout" svg:x1="7.861cm" svg:y1="9.541cm" svg:x2="8.814cm" svg:y2="9.535cm">
          <text:p text:style-name="P2"/>
        </draw:line>
        <draw:line draw:style-name="gr5" draw:text-style-name="P1" draw:layer="layout" svg:x1="7.862cm" svg:y1="10.257cm" svg:x2="8.815cm" svg:y2="10.251cm">
          <text:p text:style-name="P2"/>
        </draw:line>
        <draw:line draw:style-name="gr6" draw:text-style-name="P1" draw:layer="layout" svg:x1="9.063cm" svg:y1="9.557cm" svg:x2="10.016cm" svg:y2="9.551cm">
          <text:p text:style-name="P2"/>
        </draw:line>
        <draw:line draw:style-name="gr7" draw:text-style-name="P1" draw:layer="layout" svg:x1="9.064cm" svg:y1="9.241cm" svg:x2="10.017cm" svg:y2="9.235cm">
          <text:p text:style-name="P2"/>
        </draw:line>
        <draw:line draw:style-name="gr2" draw:text-style-name="P1" draw:layer="layout" svg:x1="9.065cm" svg:y1="9.141cm" svg:x2="10.018cm" svg:y2="9.135cm">
          <text:p text:style-name="P2"/>
        </draw:line>
        <draw:line draw:style-name="gr2" draw:text-style-name="P1" draw:layer="layout" svg:x1="10.166cm" svg:y1="9.141cm" svg:x2="11.119cm" svg:y2="9.135cm">
          <text:p text:style-name="P2"/>
        </draw:line>
        <draw:line draw:style-name="gr7" draw:text-style-name="P1" draw:layer="layout" svg:x1="10.167cm" svg:y1="9.241cm" svg:x2="11.12cm" svg:y2="9.235cm">
          <text:p text:style-name="P2"/>
        </draw:line>
        <draw:line draw:style-name="gr5" draw:text-style-name="P1" draw:layer="layout" svg:x1="11.62cm" svg:y1="10.877cm" svg:x2="12.573cm" svg:y2="10.871cm">
          <text:p text:style-name="P2"/>
        </draw:line>
        <draw:line draw:style-name="gr6" draw:text-style-name="P1" draw:layer="layout" svg:x1="11.605cm" svg:y1="9.677cm" svg:x2="12.558cm" svg:y2="9.671cm">
          <text:p text:style-name="P2"/>
        </draw:line>
        <draw:line draw:style-name="gr7" draw:text-style-name="P1" draw:layer="layout" svg:x1="11.606cm" svg:y1="9.309cm" svg:x2="12.559cm" svg:y2="9.303cm">
          <text:p text:style-name="P2"/>
        </draw:line>
        <draw:line draw:style-name="gr2" draw:text-style-name="P1" draw:layer="layout" svg:x1="11.607cm" svg:y1="9.125cm" svg:x2="12.56cm" svg:y2="9.119cm">
          <text:p text:style-name="P2"/>
        </draw:line>
        <draw:line draw:style-name="gr2" draw:text-style-name="P1" draw:layer="layout" svg:x1="12.952cm" svg:y1="9.093cm" svg:x2="13.905cm" svg:y2="9.087cm">
          <text:p text:style-name="P2"/>
        </draw:line>
        <draw:line draw:style-name="gr7" draw:text-style-name="P1" draw:layer="layout" svg:x1="12.953cm" svg:y1="9.293cm" svg:x2="13.906cm" svg:y2="9.287cm">
          <text:p text:style-name="P2"/>
        </draw:line>
        <draw:line draw:style-name="gr6" draw:text-style-name="P1" draw:layer="layout" svg:x1="12.954cm" svg:y1="9.541cm" svg:x2="13.907cm" svg:y2="9.535cm">
          <text:p text:style-name="P2"/>
        </draw:line>
        <draw:line draw:style-name="gr5" draw:text-style-name="P1" draw:layer="layout" svg:x1="12.955cm" svg:y1="10.393cm" svg:x2="13.908cm" svg:y2="10.387cm">
          <text:p text:style-name="P2"/>
        </draw:line>
        <draw:line draw:style-name="gr6" draw:text-style-name="P1" draw:layer="layout" svg:x1="14.192cm" svg:y1="9.493cm" svg:x2="15.145cm" svg:y2="9.487cm">
          <text:p text:style-name="P2"/>
        </draw:line>
        <draw:line draw:style-name="gr7" draw:text-style-name="P1" draw:layer="layout" svg:x1="14.193cm" svg:y1="9.261cm" svg:x2="15.146cm" svg:y2="9.255cm">
          <text:p text:style-name="P2"/>
        </draw:line>
        <draw:line draw:style-name="gr2" draw:text-style-name="P1" draw:layer="layout" svg:x1="14.194cm" svg:y1="9.093cm" svg:x2="15.147cm" svg:y2="9.087cm">
          <text:p text:style-name="P2"/>
        </draw:line>
        <draw:line draw:style-name="gr2" draw:text-style-name="P1" draw:layer="layout" svg:x1="15.395cm" svg:y1="9.093cm" svg:x2="16.348cm" svg:y2="9.087cm">
          <text:p text:style-name="P2"/>
        </draw:line>
        <draw:line draw:style-name="gr7" draw:text-style-name="P1" draw:layer="layout" svg:x1="15.396cm" svg:y1="9.245cm" svg:x2="16.349cm" svg:y2="9.239cm">
          <text:p text:style-name="P2"/>
        </draw:line>
        <draw:line draw:style-name="gr2" draw:text-style-name="P1" draw:layer="layout" svg:x1="7.034cm" svg:y1="9.623cm" svg:x2="7.937cm" svg:y2="10.251cm">
          <text:p text:style-name="P2"/>
        </draw:line>
        <draw:line draw:style-name="gr2" draw:text-style-name="P1" draw:layer="layout" svg:x1="6.835cm" svg:y1="9.323cm" svg:x2="8.157cm" svg:y2="10.251cm">
          <text:p text:style-name="P2"/>
        </draw:line>
        <draw:line draw:style-name="gr2" draw:text-style-name="P1" draw:layer="layout" svg:x1="6.935cm" svg:y1="9.171cm" svg:x2="8.45cm" svg:y2="10.257cm">
          <text:p text:style-name="P2"/>
        </draw:line>
        <draw:line draw:style-name="gr2" draw:text-style-name="P1" draw:layer="layout" svg:x1="7.859cm" svg:y1="9.129cm" svg:x2="6.738cm" svg:y2="10.551cm">
          <text:p text:style-name="P2"/>
        </draw:line>
        <draw:line draw:style-name="gr2" draw:text-style-name="P1" draw:layer="layout" svg:x1="8.06cm" svg:y1="9.271cm" svg:x2="6.939cm" svg:y2="10.551cm">
          <text:p text:style-name="P2"/>
        </draw:line>
        <draw:line draw:style-name="gr2" draw:text-style-name="P1" draw:layer="layout" svg:x1="7.937cm" svg:y1="10.251cm" svg:x2="7.403cm" svg:y2="10.575cm">
          <text:p text:style-name="P2"/>
        </draw:line>
        <draw:line draw:style-name="gr2" draw:text-style-name="P1" draw:layer="layout" svg:x1="9.268cm" svg:y1="9.135cm" svg:x2="8.003cm" svg:y2="10.223cm">
          <text:p text:style-name="P2"/>
        </draw:line>
        <draw:line draw:style-name="gr2" draw:text-style-name="P1" draw:layer="layout" svg:x1="9.427cm" svg:y1="9.241cm" svg:x2="8.252cm" svg:y2="10.223cm">
          <text:p text:style-name="P2"/>
        </draw:line>
        <draw:line draw:style-name="gr2" draw:text-style-name="P1" draw:layer="layout" svg:x1="9.342cm" svg:y1="9.557cm" svg:x2="8.553cm" svg:y2="10.223cm">
          <text:p text:style-name="P2"/>
        </draw:line>
        <draw:line draw:style-name="gr2" draw:text-style-name="P1" draw:layer="layout" svg:x1="9.647cm" svg:y1="9.241cm" svg:x2="9.354cm" svg:y2="9.523cm">
          <text:p text:style-name="P2"/>
        </draw:line>
        <draw:line draw:style-name="gr2" draw:text-style-name="P1" draw:layer="layout" svg:x1="10.367cm" svg:y1="9.135cm" svg:x2="9.355cm" svg:y2="9.523cm">
          <text:p text:style-name="P2"/>
        </draw:line>
        <draw:line draw:style-name="gr2" draw:text-style-name="P1" draw:layer="layout" svg:x1="10.612cm" svg:y1="9.241cm" svg:x2="9.755cm" svg:y2="9.535cm">
          <text:p text:style-name="P2"/>
        </draw:line>
        <draw:line draw:style-name="gr2" draw:text-style-name="P1" draw:layer="layout" svg:x1="7.86cm" svg:y1="9.129cm" svg:x2="6.545cm" svg:y2="19.16cm">
          <text:p text:style-name="P2"/>
        </draw:line>
        <draw:line draw:style-name="gr2" draw:text-style-name="P1" draw:layer="layout" svg:x1="6.459cm" svg:y1="19.197cm" svg:x2="7.412cm" svg:y2="19.191cm">
          <text:p text:style-name="P2"/>
        </draw:line>
        <draw:line draw:style-name="gr2" draw:text-style-name="P1" draw:layer="layout" svg:x1="8.06cm" svg:y1="9.277cm" svg:x2="6.834cm" svg:y2="19.161cm">
          <text:p text:style-name="P2"/>
        </draw:line>
        <draw:line draw:style-name="gr2" draw:text-style-name="P1" draw:layer="layout" svg:x1="8.328cm" svg:y1="9.541cm" svg:x2="7.035cm" svg:y2="19.162cm">
          <text:p text:style-name="P2"/>
        </draw:line>
        <draw:line draw:style-name="gr2" draw:text-style-name="P1" draw:layer="layout" svg:x1="8.45cm" svg:y1="10.257cm" svg:x2="7.236cm" svg:y2="19.163cm">
          <text:p text:style-name="P2"/>
        </draw:line>
        <draw:line draw:style-name="gr2" draw:text-style-name="P1" draw:layer="layout" svg:x1="13.347cm" svg:y1="9.287cm" svg:x2="12.039cm" svg:y2="10.851cm">
          <text:p text:style-name="P2"/>
        </draw:line>
        <draw:line draw:style-name="gr2" draw:text-style-name="P1" draw:layer="layout" svg:x1="13.347cm" svg:y1="9.541cm" svg:x2="12.163cm" svg:y2="10.851cm">
          <text:p text:style-name="P2"/>
        </draw:line>
        <draw:line draw:style-name="gr2" draw:text-style-name="P1" draw:layer="layout" svg:x1="13.566cm" svg:y1="10.405cm" svg:x2="12.463cm" svg:y2="10.863cm">
          <text:p text:style-name="P2"/>
        </draw:line>
        <draw:line draw:style-name="gr2" draw:text-style-name="P1" draw:layer="layout" svg:x1="14.69cm" svg:y1="9.493cm" svg:x2="13.616cm" svg:y2="10.375cm">
          <text:p text:style-name="P2"/>
        </draw:line>
        <draw:line draw:style-name="gr2" draw:text-style-name="P1" draw:layer="layout" svg:x1="14.678cm" svg:y1="9.255cm" svg:x2="13.42cm" svg:y2="10.387cm">
          <text:p text:style-name="P2"/>
        </draw:line>
        <draw:line draw:style-name="gr2" draw:text-style-name="P1" draw:layer="layout" svg:x1="14.348cm" svg:y1="9.093cm" svg:x2="13.12cm" svg:y2="10.387cm">
          <text:p text:style-name="P2"/>
        </draw:line>
        <draw:line draw:style-name="gr2" draw:text-style-name="P1" draw:layer="layout" svg:x1="12.358cm" svg:y1="9.677cm" svg:x2="13.12cm" svg:y2="10.387cm">
          <text:p text:style-name="P2"/>
        </draw:line>
        <draw:line draw:style-name="gr2" draw:text-style-name="P1" draw:layer="layout" svg:x1="12.126cm" svg:y1="9.309cm" svg:x2="13.356cm" svg:y2="10.387cm">
          <text:p text:style-name="P2"/>
        </draw:line>
        <draw:line draw:style-name="gr2" draw:text-style-name="P1" draw:layer="layout" svg:x1="12.199cm" svg:y1="9.125cm" svg:x2="13.568cm" svg:y2="10.387cm">
          <text:p text:style-name="P2"/>
        </draw:line>
        <draw:line draw:style-name="gr2" draw:text-style-name="P1" draw:layer="layout" svg:x1="11.967cm" svg:y1="9.309cm" svg:x2="12.277cm" svg:y2="9.623cm">
          <text:p text:style-name="P2"/>
        </draw:line>
        <draw:line draw:style-name="gr2" draw:text-style-name="P1" draw:layer="layout" svg:x1="15.85cm" svg:y1="9.245cm" svg:x2="15.104cm" svg:y2="9.503cm">
          <text:p text:style-name="P2"/>
        </draw:line>
        <draw:line draw:style-name="gr2" draw:text-style-name="P1" draw:layer="layout" svg:x1="15.557cm" svg:y1="9.093cm" svg:x2="14.804cm" svg:y2="9.479cm">
          <text:p text:style-name="P2"/>
        </draw:line>
        <draw:line draw:style-name="gr2" draw:text-style-name="P1" draw:layer="layout" svg:x1="13.12cm" svg:y1="9.093cm" svg:x2="11.839cm" svg:y2="10.851cm">
          <text:p text:style-name="P2"/>
        </draw:line>
        <draw:frame draw:style-name="gr4" draw:text-style-name="P6" draw:layer="layout" svg:width="0.697cm" svg:height="0.645cm" svg:x="5.938cm" svg:y="10.238cm">
          <draw:text-box>
            <text:p text:style-name="P5"><text:span text:style-name="T6">2</text:span></text:p>
          </draw:text-box>
        </draw:frame>
        <draw:frame draw:style-name="gr4" draw:text-style-name="P8" draw:layer="layout" svg:width="0.697cm" svg:height="0.645cm" svg:x="5.903cm" svg:y="9.351cm">
          <draw:text-box>
            <text:p text:style-name="P7"><text:span text:style-name="T7">3</text:span></text:p>
          </draw:text-box>
        </draw:frame>
        <draw:frame draw:style-name="gr4" draw:text-style-name="P10" draw:layer="layout" svg:width="0.697cm" svg:height="0.645cm" svg:x="5.904cm" svg:y="9.028cm">
          <draw:text-box>
            <text:p text:style-name="P9"><text:span text:style-name="T8">4</text:span></text:p>
          </draw:text-box>
        </draw:frame>
        <draw:frame draw:style-name="gr4" draw:text-style-name="P12" draw:layer="layout" svg:width="0.697cm" svg:height="0.645cm" svg:x="5.917cm" svg:y="8.761cm">
          <draw:text-box>
            <text:p text:style-name="P11"><text:span text:style-name="T9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04T18:16:43</meta:creation-date>
    <dc:creator>Jussi Eloranta</dc:creator>
    <dc:date>2007-12-04T20:05:16</dc:date>
    <meta:editing-cycles>21</meta:editing-cycles>
    <meta:editing-duration>PT1H48M33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